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">
            <text:p>0819 <text:s/>105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1">
            <text:p>0819 <text:s/>105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1">
            <text:p>0819 <text:s/>105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1">
            <text:p>0819 <text:s/>105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1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1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1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2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2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2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2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2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2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3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4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4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4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4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6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7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7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7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7">
            <text:p>0819 <text:s/>105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8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8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8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8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8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9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9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9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7.99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1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2">
            <text:p>0819 <text:s/>105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2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2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2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2">
            <text:p>0819 <text:s/>105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3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3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3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3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3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4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4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4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4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4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5">
            <text:p>0819 <text:s/>105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5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5">
            <text:p>0819 <text:s/>105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5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6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6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6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6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6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6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8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8">
            <text:p>0819 <text:s/>105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8">
            <text:p>0819 <text:s/>105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9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09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">
            <text:p>0819 <text:s/>105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">
            <text:p>0819 <text:s/>105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1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1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2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2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2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2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3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4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4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4">
            <text:p>0819 <text:s/>105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5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5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5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6">
            <text:p>0819 <text:s/>105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6">
            <text:p>0819 <text:s/>105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6">
            <text:p>0819 <text:s/>105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6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08">
            <text:p>108</text:p>
          </table:table-cell>
          <table:table-cell table:style-name="ce7" table:formula="of:=NOW()" office:value-type="date" office:date-value="2021-08-19T10:57:48.17">
            <text:p>0819 <text:s/>105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9T10:57:48.17">
            <text:p>2021/8/19 10:5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9T10:57:48.17">
            <text:p>0819 <text:s/>1057</text:p>
          </table:table-cell>
          <table:table-cell table:style-name="ce7" table:formula="of:=NOW()" office:value-type="date" office:date-value="2021-08-19T10:57:48.17">
            <text:p>0819 <text:s/>105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9T10:57:48.17">
            <text:p>0819 <text:s/>105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4">
            <text:p>0819 <text:s/>105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5">
            <text:p>0819 <text:s/>105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6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6">
            <text:p>0819 <text:s/>1057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6">
            <text:p>0819 <text:s/>105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6">
            <text:p>0819 <text:s/>105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7">
            <text:p>0819 <text:s/>105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7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8">
            <text:p>0819 <text:s/>105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9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9">
            <text:p>0819 <text:s/>105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29">
            <text:p>0819 <text:s/>105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">
            <text:p>0819 <text:s/>1057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">
            <text:p>0819 <text:s/>105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">
            <text:p>0819 <text:s/>105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1">
            <text:p>0819 <text:s/>105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1">
            <text:p>0819 <text:s/>105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1">
            <text:p>0819 <text:s/>1057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1">
            <text:p>0819 <text:s/>105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1">
            <text:p>0819 <text:s/>105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1">
            <text:p>0819 <text:s/>105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8.32">
            <text:p>0819 <text:s/>105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5.56">
            <text:p>0819 <text:s/>105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0:57:45.56">
            <text:p>0819 <text:s/>105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0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0" office:value-type="string">
            <text:p>氷。冷やす。冷たい。水で冷やす。 / 置く。首。首に置く。首に氷を置く。</text:p>
          </table:covered-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0"/>
          <table:table-cell table:style-name="ce20" office:value-type="string">
            <text:p>it was saturday, the fourtee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0" office:value-type="string">
            <text:p>alatiy[that</text:p>
          </table:table-cell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0"/>
          <table:table-cell table:style-name="ce20" office:value-type="string">
            <text:p>it was sunday, the fifteenth of august, the second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/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0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그처에 있다. &lt;3&gt; 내가 그 그림자로 걷기 시작하면, 그 그림자, 득, 크로도 이쪽으로 움직이기 시작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0"/>
          <table:table-cell table:style-name="ce20" office:value-type="string">
            <text:p>it was wednesday, the eighteenth of august, the thir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0" office:value-type="string">
            <text:p>sevom[thir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/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0"/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/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0" office:value-type="string">
            <text:p>akala[food / aakulu[i-eat / ta'akulu[she-eats / t^apxun</text:p>
          </table:table-cell>
          <table:table-cell table:style-name="ce20" office:value-type="string">
            <text:p>eat / I eat / she eats / we eat / food / cooking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/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9T10:57:48.47">
            <text:p>0819 <text:s/>105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9T10:57:48.47">
            <text:p>0819 <text:s/>1057</text:p>
          </table:table-cell>
          <table:table-cell table:style-name="ce7" table:formula="of:=NOW()" office:value-type="date" office:date-value="2021-08-19T10:57:48.47">
            <text:p>0819 <text:s/>105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9T10:57:48.47">
            <text:p>0819 <text:s/>105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2021/08/19</text:date>, <text:time>10:57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9T10:57:47.44</dc:date>
    <dc:creator>iwabuchi ken</dc:creator>
    <meta:editing-duration>P6DT3H16M34S</meta:editing-duration>
    <meta:editing-cycles>936</meta:editing-cycles>
    <meta:generator>OpenOffice/4.1.3$Win32 OpenOffice.org_project/413m1$Build-9783</meta:generator>
    <meta:document-statistic meta:table-count="2" meta:cell-count="1472" meta:object-count="0"/>
  </office:meta>
</office:document-meta>
</file>